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Encabezado" style:family="table">
      <style:table-properties style:width="27.7cm" table:align="margins"/>
    </style:style>
    <style:style style:name="Encabezado.A" style:family="table-column">
      <style:table-column-properties style:column-width="3.448cm" style:rel-column-width="1814*"/>
    </style:style>
    <style:style style:name="Encabezado.B" style:family="table-column">
      <style:table-column-properties style:column-width="10.4cm" style:rel-column-width="5470*"/>
    </style:style>
    <style:style style:name="Encabezado.C" style:family="table-column">
      <style:table-column-properties style:column-width="5.173cm" style:rel-column-width="2721*"/>
    </style:style>
    <style:style style:name="Encabezado.D" style:family="table-column">
      <style:table-column-properties style:column-width="8.678cm" style:rel-column-width="4565*"/>
    </style:style>
    <style:style style:name="Encabezado.A1" style:family="table-cell">
      <style:table-cell-properties fo:padding="0cm" fo:border="none"/>
    </style:style>
    <style:style style:name="Table1" style:family="table">
      <style:table-properties style:width="27.684cm" fo:margin-left="0cm" fo:margin-right="0.016cm" table:align="margins" style:shadow="none"/>
    </style:style>
    <style:style style:name="Table1.A" style:family="table-column">
      <style:table-column-properties style:column-width="3.364cm" style:rel-column-width="1769*"/>
    </style:style>
    <style:style style:name="Table1.B" style:family="table-column">
      <style:table-column-properties style:column-width="3.521cm" style:rel-column-width="1852*"/>
    </style:style>
    <style:style style:name="Table1.C" style:family="table-column">
      <style:table-column-properties style:column-width="3.279cm" style:rel-column-width="1725*"/>
    </style:style>
    <style:style style:name="Table1.D" style:family="table-column">
      <style:table-column-properties style:column-width="2.709cm" style:rel-column-width="1425*"/>
    </style:style>
    <style:style style:name="Table1.E" style:family="table-column">
      <style:table-column-properties style:column-width="1.732cm" style:rel-column-width="911*"/>
    </style:style>
    <style:style style:name="Table1.F" style:family="table-column">
      <style:table-column-properties style:column-width="7.008cm" style:rel-column-width="3686*"/>
    </style:style>
    <style:style style:name="Table1.G" style:family="table-column">
      <style:table-column-properties style:column-width="1.894cm" style:rel-column-width="996*"/>
    </style:style>
    <style:style style:name="Table1.H" style:family="table-column">
      <style:table-column-properties style:column-width="2.046cm" style:rel-column-width="1076*"/>
    </style:style>
    <style:style style:name="Table1.I" style:family="table-column">
      <style:table-column-properties style:column-width="2.131cm" style:rel-column-width="1121*"/>
    </style:style>
    <style:style style:name="Table1.A1" style:family="table-cell">
      <style:table-cell-properties fo:background-color="#b3b3b3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1.I1" style:family="table-cell">
      <style:table-cell-properties fo:background-color="#b3b3b3" fo:padding="0cm" fo:border="0.002cm solid #000000">
        <style:background-image/>
      </style:table-cell-properties>
    </style:style>
    <style:style style:name="Table2" style:family="table">
      <style:table-properties style:width="27.7cm" fo:margin-left="0cm" fo:margin-right="0cm" table:align="margins" style:shadow="none" style:may-break-between-rows="false"/>
    </style:style>
    <style:style style:name="Table2.A" style:family="table-column">
      <style:table-column-properties style:column-width="3.366cm" style:rel-column-width="1770*"/>
    </style:style>
    <style:style style:name="Table2.B" style:family="table-column">
      <style:table-column-properties style:column-width="3.519cm" style:rel-column-width="1851*"/>
    </style:style>
    <style:style style:name="Table2.C" style:family="table-column">
      <style:table-column-properties style:column-width="3.279cm" style:rel-column-width="1725*"/>
    </style:style>
    <style:style style:name="Table2.D" style:family="table-column">
      <style:table-column-properties style:column-width="2.709cm" style:rel-column-width="1425*"/>
    </style:style>
    <style:style style:name="Table2.E" style:family="table-column">
      <style:table-column-properties style:column-width="1.732cm" style:rel-column-width="911*"/>
    </style:style>
    <style:style style:name="Table2.F" style:family="table-column">
      <style:table-column-properties style:column-width="6.987cm" style:rel-column-width="3675*"/>
    </style:style>
    <style:style style:name="Table2.G" style:family="table-column">
      <style:table-column-properties style:column-width="1.914cm" style:rel-column-width="1007*"/>
    </style:style>
    <style:style style:name="Table2.H" style:family="table-column">
      <style:table-column-properties style:column-width="2.06cm" style:rel-column-width="1084*"/>
    </style:style>
    <style:style style:name="Table2.I" style:family="table-column">
      <style:table-column-properties style:column-width="2.133cm" style:rel-column-width="1122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style:vertical-align="middle" fo:padding="0cm" fo:border-left="0.002cm solid #000000" fo:border-right="none" fo:border-top="0.002cm solid #000000" fo:border-bottom="0.002cm solid #000000"/>
    </style:style>
    <style:style style:name="Table2.I1" style:family="table-cell">
      <style:table-cell-properties style:vertical-align="middle" fo:padding="0cm" fo:border="0.002cm solid #000000"/>
    </style:style>
    <style:style style:name="P1" style:family="paragraph" style:parent-style-name="Standard">
      <style:paragraph-properties fo:text-align="center" style:justify-single-word="false"/>
      <style:text-properties style:font-name="Helvetic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elvetica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Helvetica" fo:font-size="9pt" style:text-underline-style="none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style:text-underline-style="none" fo:font-weight="normal" style:font-size-asian="8.75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7pt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7pt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margin-top="0cm" fo:margin-bottom="0cm"/>
      <style:text-properties fo:font-size="2pt" style:font-size-asian="1.75pt" style:font-size-complex="2pt"/>
    </style:style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style:font-name-asian="Monospace" style:font-name-complex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dex</text:p>
      <text:p text:style-name="P2"/>
      <table:table table:name="Encabezado" table:style-name="Encabezado">
        <table:table-column table:style-name="Encabezado.A"/>
        <table:table-column table:style-name="Encabezado.B"/>
        <table:table-column table:style-name="Encabezado.C"/>
        <table:table-column table:style-name="Encabezado.D"/>
        <table:table-row>
          <table:table-cell table:style-name="Encabezado.A1" office:value-type="string">
            <text:p text:style-name="P9">Producto:</text:p>
          </table:table-cell>
          <table:table-cell table:style-name="Encabezado.A1" office:value-type="string">
            <text:p text:style-name="P4">[[ param(data['form'],'product') ]]</text:p>
          </table:table-cell>
          <table:table-cell table:style-name="Encabezado.A1" office:value-type="string">
            <text:p text:style-name="P9">Marca:</text:p>
          </table:table-cell>
          <table:table-cell table:style-name="Encabezado.A1" office:value-type="string">
            <text:p text:style-name="P4">[[ param(data['form'],'category') ]]</text:p>
          </table:table-cell>
        </table:table-row>
        <table:table-row>
          <table:table-cell table:style-name="Encabezado.A1" office:value-type="string">
            <text:p text:style-name="P9">Ubicación:</text:p>
          </table:table-cell>
          <table:table-cell table:style-name="Encabezado.A1" office:value-type="string">
            <text:p text:style-name="P4">[[ param(data['form'],'location') ]]</text:p>
          </table:table-cell>
          <table:table-cell table:style-name="Encabezado.A1" office:value-type="string">
            <text:p text:style-name="P9">Unidad de Medida:</text:p>
          </table:table-cell>
          <table:table-cell table:style-name="Encabezado.A1" office:value-type="string">
            <text:p text:style-name="P4">[[ param(data['form'],'uom') ]]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0">Fecha</text:p>
          </table:table-cell>
          <table:table-cell table:style-name="Table1.A1" office:value-type="string">
            <text:p text:style-name="P10">Origen</text:p>
          </table:table-cell>
          <table:table-cell table:style-name="Table1.A1" office:value-type="string">
            <text:p text:style-name="P10">Destino</text:p>
          </table:table-cell>
          <table:table-cell table:style-name="Table1.A1" office:value-type="string">
            <text:p text:style-name="P10">Picking</text:p>
          </table:table-cell>
          <table:table-cell table:style-name="Table1.A1" office:value-type="string">
            <text:p text:style-name="P10">Tipo</text:p>
          </table:table-cell>
          <table:table-cell table:style-name="Table1.A1" office:value-type="string">
            <text:p text:style-name="P10">Empresa</text:p>
          </table:table-cell>
          <table:table-cell table:style-name="Table1.A1" office:value-type="string">
            <text:p text:style-name="P10">Entradas</text:p>
          </table:table-cell>
          <table:table-cell table:style-name="Table1.A1" office:value-type="string">
            <text:p text:style-name="P10">Salidas</text:p>
          </table:table-cell>
          <table:table-cell table:style-name="Table1.I1" office:value-type="string">
            <text:p text:style-name="P10">Saldos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6">[[repeatIn(lines(data['form']),'line')]] [[ line['date'] ]]</text:p>
          </table:table-cell>
          <table:table-cell table:style-name="Table2.B1" office:value-type="string">
            <text:p text:style-name="P6">[[ line['src'][0:20] ]]</text:p>
          </table:table-cell>
          <table:table-cell table:style-name="Table2.B1" office:value-type="string">
            <text:p text:style-name="P6">[[ line['dest'][0:20] ]]</text:p>
          </table:table-cell>
          <table:table-cell table:style-name="Table2.B1" office:value-type="string">
            <text:p text:style-name="P7"><text:s/>[[ line['ref'] ]]</text:p>
          </table:table-cell>
          <table:table-cell table:style-name="Table2.B1" office:value-type="string">
            <text:p text:style-name="P7">[[ line['type'] ]]</text:p>
          </table:table-cell>
          <table:table-cell table:style-name="Table2.B1" office:value-type="string">
            <text:p text:style-name="P6">[[ line['partner'] ]]</text:p>
          </table:table-cell>
          <table:table-cell table:style-name="Table2.B1" office:value-type="string">
            <text:p text:style-name="P8">[[ line['qty_in'] ]]</text:p>
          </table:table-cell>
          <table:table-cell table:style-name="Table2.B1" office:value-type="string">
            <text:p text:style-name="P8">[[ line['qty_out'] ]]</text:p>
          </table:table-cell>
          <table:table-cell table:style-name="Table2.I1" office:value-type="string">
            <text:p text:style-name="P8">[[ line['balance'] ]]</text:p>
          </table:table-cell>
        </table:table-row>
      </table:table>
      <text:p text:style-name="P5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Janssens</meta:initial-creator>
    <meta:creation-date>2010-06-11T17:30:55</meta:creation-date>
    <meta:generator>OpenOffice.org/3.2$Linux OpenOffice.org_project/320m12$Build-9483</meta:generator>
    <dc:date>2012-02-02T23:39:26</dc:date>
    <dc:creator>Rocío Quimí</dc:creator>
    <meta:editing-duration>PT05H05M23S</meta:editing-duration>
    <meta:editing-cycles>55</meta:editing-cycles>
    <meta:document-statistic meta:table-count="3" meta:image-count="0" meta:object-count="0" meta:page-count="1" meta:paragraph-count="27" meta:word-count="56" meta:character-count="468"/>
    <meta:user-defined meta:name="Info 3">878</meta:user-defined>
    <meta:user-defined meta:name="Info 4">stock.invoice.incoming</meta:user-defined>
    <meta:user-defined meta:name="Language">es_EC</meta:user-defined>
  </office:meta>
</office:document-meta>
</file>